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sub>
              <mi>E</mi>
              <mi>r</mi>
            </msub>
            <mrow>
              <mi/>
              <mo stretchy="false">=</mo>
              <mi/>
            </mrow>
            <mfrac>
              <mo stretchy="false">μ</mo>
              <mn>2</mn>
            </mfrac>
            <msubsup>
              <mrow>
                <mover accent="true">
                  <mi>r</mi>
                  <mo stretchy="false">˙</mo>
                </mover>
              </mrow>
              <mrow>
                <mn>12</mn>
              </mrow>
              <mn>2</mn>
            </msubsup>
            <mrow>
              <mi/>
              <mo stretchy="false">+</mo>
              <mi/>
            </mrow>
            <mfrac>
              <msubsup>
                <mi>L</mi>
                <mtext>r</mtext>
                <mn>2</mn>
              </msubsup>
              <mrow>
                <mn>2</mn>
                <mo stretchy="false">μ</mo>
                <msubsup>
                  <mi>r</mi>
                  <mrow>
                    <mn>12</mn>
                  </mrow>
                  <mn>2</mn>
                </msubsup>
              </mrow>
            </mfrac>
            <mrow>
              <mi/>
              <mo stretchy="false">+</mo>
              <mi/>
            </mrow>
            <mi>V</mi>
            <mrow>
              <mo stretchy="false">(</mo>
              <mrow>
                <msub>
                  <mi>r</mi>
                  <mrow>
                    <mn>12</mn>
                  </mrow>
                </msub>
              </mrow>
              <mo stretchy="false">)</mo>
            </mrow>
          </mrow>
        </mtd>
      </mtr>
      <mtr>
        <mtd>
          <mrow>
            <msub>
              <mrow>
                <mstyle mathvariant="bold">
                  <mrow>
                    <mi>L</mi>
                  </mrow>
                </mstyle>
              </mrow>
              <mtext>r</mtext>
            </msub>
            <mrow>
              <mi/>
              <mo stretchy="false">=</mo>
              <mi/>
            </mrow>
            <mo stretchy="false">μ</mo>
            <mi/>
            <mrow>
              <mo stretchy="false">(</mo>
              <mrow>
                <msub>
                  <mrow>
                    <mstyle mathvariant="bold">
                      <mrow>
                        <mi>r</mi>
                      </mrow>
                    </mstyle>
                  </mrow>
                  <mrow>
                    <mn>12</mn>
                  </mrow>
                </msub>
                <mrow>
                  <mi/>
                  <mo stretchy="false">×</mo>
                  <mi/>
                </mrow>
                <msub>
                  <mrow>
                    <mover accent="true">
                      <mstyle mathvariant="bold">
                        <mrow>
                          <mi>r</mi>
                        </mrow>
                      </mstyle>
                      <mo stretchy="false">˙</mo>
                    </mover>
                  </mrow>
                  <mrow>
                    <mn>12</mn>
                  </mrow>
                </msub>
              </mrow>
              <mo stretchy="false">)</mo>
            </mrow>
          </mrow>
        </mtd>
      </mtr>
      <mtr>
        <mtd>
          <mrow>
            <mo stretchy="false">μ</mo>
            <mrow>
              <mi/>
              <mo stretchy="false">=</mo>
              <mi/>
            </mrow>
            <mfrac>
              <mrow>
                <msub>
                  <mi>m</mi>
                  <mn>1</mn>
                </msub>
                <msub>
                  <mi>m</mi>
                  <mn>2</mn>
                </msub>
              </mrow>
              <mrow>
                <msub>
                  <mi>m</mi>
                  <mn>1</mn>
                </msub>
                <mrow>
                  <mi/>
                  <mo stretchy="false">+</mo>
                  <mi/>
                </mrow>
                <msub>
                  <mi>m</mi>
                  <mn>2</mn>
                </msub>
              </mrow>
            </mfrac>
          </mrow>
        </mtd>
      </mtr>
      <mtr>
        <mtd>
          <mrow>
            <mo stretchy="false">μ</mo>
            <msub>
              <mrow>
                <mover accent="true">
                  <mstyle mathvariant="bold">
                    <mrow>
                      <mi>r</mi>
                    </mrow>
                  </mstyle>
                  <mo stretchy="false">¨</mo>
                </mover>
              </mrow>
              <mn>12</mn>
            </msub>
            <mrow>
              <mi/>
              <mo stretchy="false">=</mo>
              <mrow>
                <mi/>
                <mo stretchy="false">−</mo>
                <mo stretchy="false">γ</mo>
              </mrow>
            </mrow>
            <mo stretchy="false">μ</mo>
            <mi>M</mi>
            <mfrac>
              <msub>
                <mrow>
                  <mstyle mathvariant="bold">
                    <mrow>
                      <mi>r</mi>
                    </mrow>
                  </mstyle>
                </mrow>
                <mn>12</mn>
              </msub>
              <msubsup>
                <mi>r</mi>
                <mn>12</mn>
                <mn>3</mn>
              </msubsup>
            </mfrac>
          </mrow>
        </mtd>
      </mtr>
    </mtable>
    <annotation encoding="StarMath 5.0">E_r `=` %imu over 2 {dot r} ^2 _{12} `+` L _"r" ^2 over {2 %imu r ^2 _{12}} `+`V(r_{12}) newline
{bold L}_"r" `=` %imu ` ({bold r}_{12} `times` {dot bold r} _{12}) newline
%imu `=` {m _1 m _2} over {m _1 `+` m _2} newline
%imu {ddot bold r} _12 `=` - %igamma %imu M {bold r}_12 over r^3_12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8T11:25:46.535000000</meta:creation-date>
    <meta:generator>LibreOffice/4.1.4.2$Windows_x86 LibreOffice_project/0a0440ccc0227ad9829de5f46be37cfb6edcf72</meta:generator>
  </office:meta>
</office:document-meta>
</file>